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502in" fo:break-before="auto" style:use-optimal-row-height="true"/>
    </style:style>
    <style:style style:name="ro4" style:family="table-row">
      <style:table-row-properties style:row-height="0.6618in" fo:break-before="auto" style:use-optimal-row-height="true"/>
    </style:style>
    <style:style style:name="ro5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float" office:value="42.546245">
            <text:p>42.546245</text:p>
          </table:table-cell>
          <table:table-cell office:value-type="float" office:value="1.601554">
            <text:p>1.601554</text:p>
          </table:table-cell>
          <table:table-cell office:value-type="string">
            <text:p>Andorra</text:p>
          </table:table-cell>
        </table:table-row>
        <table:table-row table:style-name="ro2">
          <table:table-cell office:value-type="string">
            <text:p>AE</text:p>
          </table:table-cell>
          <table:table-cell office:value-type="float" office:value="23.424076">
            <text:p>23.424076</text:p>
          </table:table-cell>
          <table:table-cell office:value-type="float" office:value="53.847818">
            <text:p>53.847818</text:p>
          </table:table-cell>
          <table:table-cell office:value-type="string">
            <text:p>United Arab Emirates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float" office:value="33.93911">
            <text:p>33.93911</text:p>
          </table:table-cell>
          <table:table-cell office:value-type="float" office:value="67.709953">
            <text:p>67.709953</text:p>
          </table:table-cell>
          <table:table-cell office:value-type="string">
            <text:p>Afghanistan</text:p>
          </table:table-cell>
        </table:table-row>
        <table:table-row table:style-name="ro2">
          <table:table-cell office:value-type="string">
            <text:p>AG</text:p>
          </table:table-cell>
          <table:table-cell office:value-type="float" office:value="17.060816">
            <text:p>17.060816</text:p>
          </table:table-cell>
          <table:table-cell office:value-type="float" office:value="-61.796428">
            <text:p>-61.796428</text:p>
          </table:table-cell>
          <table:table-cell office:value-type="string">
            <text:p>Antigua and Barbuda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float" office:value="18.220554">
            <text:p>18.220554</text:p>
          </table:table-cell>
          <table:table-cell office:value-type="float" office:value="-63.068615">
            <text:p>-63.068615</text:p>
          </table:table-cell>
          <table:table-cell office:value-type="string">
            <text:p>Anguilla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float" office:value="41.153332">
            <text:p>41.153332</text:p>
          </table:table-cell>
          <table:table-cell office:value-type="float" office:value="20.168331">
            <text:p>20.168331</text:p>
          </table:table-cell>
          <table:table-cell office:value-type="string">
            <text:p>Albania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float" office:value="40.069099">
            <text:p>40.069099</text:p>
          </table:table-cell>
          <table:table-cell office:value-type="float" office:value="45.038189">
            <text:p>45.038189</text:p>
          </table:table-cell>
          <table:table-cell office:value-type="string">
            <text:p>Armenia</text:p>
          </table:table-cell>
        </table:table-row>
        <table:table-row table:style-name="ro2">
          <table:table-cell office:value-type="string">
            <text:p>AN</text:p>
          </table:table-cell>
          <table:table-cell office:value-type="float" office:value="12.226079">
            <text:p>12.226079</text:p>
          </table:table-cell>
          <table:table-cell office:value-type="float" office:value="-69.060087">
            <text:p>-69.060087</text:p>
          </table:table-cell>
          <table:table-cell office:value-type="string">
            <text:p>Netherlands Antilles</text:p>
          </table:table-cell>
        </table:table-row>
        <table:table-row table:style-name="ro1">
          <table:table-cell office:value-type="string">
            <text:p>AO</text:p>
          </table:table-cell>
          <table:table-cell office:value-type="float" office:value="-11.202692">
            <text:p>-11.202692</text:p>
          </table:table-cell>
          <table:table-cell office:value-type="float" office:value="17.873887">
            <text:p>17.873887</text:p>
          </table:table-cell>
          <table:table-cell office:value-type="string">
            <text:p>Angola</text:p>
          </table:table-cell>
        </table:table-row>
        <table:table-row table:style-name="ro1">
          <table:table-cell office:value-type="string">
            <text:p>AQ</text:p>
          </table:table-cell>
          <table:table-cell office:value-type="float" office:value="-75.250973">
            <text:p>-75.250973</text:p>
          </table:table-cell>
          <table:table-cell office:value-type="float" office:value="-0.071389">
            <text:p>-0.071389</text:p>
          </table:table-cell>
          <table:table-cell office:value-type="string">
            <text:p>Antarctica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float" office:value="-38.416097">
            <text:p>-38.416097</text:p>
          </table:table-cell>
          <table:table-cell office:value-type="float" office:value="-63.616672">
            <text:p>-63.616672</text:p>
          </table:table-cell>
          <table:table-cell office:value-type="string">
            <text:p>Argentin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float" office:value="-14.270972">
            <text:p>-14.270972</text:p>
          </table:table-cell>
          <table:table-cell office:value-type="float" office:value="-170.132217">
            <text:p>-170.132217</text:p>
          </table:table-cell>
          <table:table-cell office:value-type="string">
            <text:p>American Samoa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float" office:value="47.516231">
            <text:p>47.516231</text:p>
          </table:table-cell>
          <table:table-cell office:value-type="float" office:value="14.550072">
            <text:p>14.550072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float" office:value="-25.274398">
            <text:p>-25.274398</text:p>
          </table:table-cell>
          <table:table-cell office:value-type="float" office:value="133.775136">
            <text:p>133.775136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AW</text:p>
          </table:table-cell>
          <table:table-cell office:value-type="float" office:value="12.52111">
            <text:p>12.52111</text:p>
          </table:table-cell>
          <table:table-cell office:value-type="float" office:value="-69.968338">
            <text:p>-69.968338</text:p>
          </table:table-cell>
          <table:table-cell office:value-type="string">
            <text:p>Aruba</text:p>
          </table:table-cell>
        </table:table-row>
        <table:table-row table:style-name="ro1">
          <table:table-cell office:value-type="string">
            <text:p>AZ</text:p>
          </table:table-cell>
          <table:table-cell office:value-type="float" office:value="40.143105">
            <text:p>40.143105</text:p>
          </table:table-cell>
          <table:table-cell office:value-type="float" office:value="47.576927">
            <text:p>47.576927</text:p>
          </table:table-cell>
          <table:table-cell office:value-type="string">
            <text:p>Azerbaijan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float" office:value="43.915886">
            <text:p>43.915886</text:p>
          </table:table-cell>
          <table:table-cell office:value-type="float" office:value="17.679076">
            <text:p>17.679076</text:p>
          </table:table-cell>
          <table:table-cell office:value-type="string">
            <text:p>Bosnia and Herzegovina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float" office:value="13.193887">
            <text:p>13.193887</text:p>
          </table:table-cell>
          <table:table-cell office:value-type="float" office:value="-59.543198">
            <text:p>-59.543198</text:p>
          </table:table-cell>
          <table:table-cell office:value-type="string">
            <text:p>Barbados</text:p>
          </table:table-cell>
        </table:table-row>
        <table:table-row table:style-name="ro1">
          <table:table-cell office:value-type="string">
            <text:p>BD</text:p>
          </table:table-cell>
          <table:table-cell office:value-type="float" office:value="23.684994">
            <text:p>23.684994</text:p>
          </table:table-cell>
          <table:table-cell office:value-type="float" office:value="90.356331">
            <text:p>90.356331</text:p>
          </table:table-cell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float" office:value="50.503887">
            <text:p>50.503887</text:p>
          </table:table-cell>
          <table:table-cell office:value-type="float" office:value="4.469936">
            <text:p>4.469936</text:p>
          </table:table-cell>
          <table:table-cell office:value-type="string">
            <text:p>Belgium</text:p>
          </table:table-cell>
        </table:table-row>
        <table:table-row table:style-name="ro1">
          <table:table-cell office:value-type="string">
            <text:p>BF</text:p>
          </table:table-cell>
          <table:table-cell office:value-type="float" office:value="12.238333">
            <text:p>12.238333</text:p>
          </table:table-cell>
          <table:table-cell office:value-type="float" office:value="-1.561593">
            <text:p>-1.561593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float" office:value="42.733883">
            <text:p>42.733883</text:p>
          </table:table-cell>
          <table:table-cell office:value-type="float" office:value="25.48583">
            <text:p>25.48583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float" office:value="25.930414">
            <text:p>25.930414</text:p>
          </table:table-cell>
          <table:table-cell office:value-type="float" office:value="50.637772">
            <text:p>50.637772</text:p>
          </table:table-cell>
          <table:table-cell office:value-type="string">
            <text:p>Bahrain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float" office:value="-3.373056">
            <text:p>-3.373056</text:p>
          </table:table-cell>
          <table:table-cell office:value-type="float" office:value="29.918886">
            <text:p>29.918886</text:p>
          </table:table-cell>
          <table:table-cell office:value-type="string">
            <text:p>Burundi</text:p>
          </table:table-cell>
        </table:table-row>
        <table:table-row table:style-name="ro1">
          <table:table-cell office:value-type="string">
            <text:p>BJ</text:p>
          </table:table-cell>
          <table:table-cell office:value-type="float" office:value="9.30769">
            <text:p>9.30769</text:p>
          </table:table-cell>
          <table:table-cell office:value-type="float" office:value="2.315834">
            <text:p>2.315834</text:p>
          </table:table-cell>
          <table:table-cell office:value-type="string">
            <text:p>Benin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float" office:value="32.321384">
            <text:p>32.321384</text:p>
          </table:table-cell>
          <table:table-cell office:value-type="float" office:value="-64.75737">
            <text:p>-64.75737</text:p>
          </table:table-cell>
          <table:table-cell office:value-type="string">
            <text:p>Bermuda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float" office:value="4.535277">
            <text:p>4.535277</text:p>
          </table:table-cell>
          <table:table-cell office:value-type="float" office:value="114.727669">
            <text:p>114.727669</text:p>
          </table:table-cell>
          <table:table-cell office:value-type="string">
            <text:p>Brunei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float" office:value="-16.290154">
            <text:p>-16.290154</text:p>
          </table:table-cell>
          <table:table-cell office:value-type="float" office:value="-63.588653">
            <text:p>-63.588653</text:p>
          </table:table-cell>
          <table:table-cell office:value-type="string">
            <text:p>Bolivia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float" office:value="-14.235004">
            <text:p>-14.235004</text:p>
          </table:table-cell>
          <table:table-cell office:value-type="float" office:value="-51.92528">
            <text:p>-51.92528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float" office:value="25.03428">
            <text:p>25.03428</text:p>
          </table:table-cell>
          <table:table-cell office:value-type="float" office:value="-77.39628">
            <text:p>-77.39628</text:p>
          </table:table-cell>
          <table:table-cell office:value-type="string">
            <text:p>Bahamas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float" office:value="27.514162">
            <text:p>27.514162</text:p>
          </table:table-cell>
          <table:table-cell office:value-type="float" office:value="90.433601">
            <text:p>90.433601</text:p>
          </table:table-cell>
          <table:table-cell office:value-type="string">
            <text:p>Bhutan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float" office:value="-54.423199">
            <text:p>-54.423199</text:p>
          </table:table-cell>
          <table:table-cell office:value-type="float" office:value="3.413194">
            <text:p>3.413194</text:p>
          </table:table-cell>
          <table:table-cell office:value-type="string">
            <text:p>Bouvet Island</text:p>
          </table:table-cell>
        </table:table-row>
        <table:table-row table:style-name="ro1">
          <table:table-cell office:value-type="string">
            <text:p>BW</text:p>
          </table:table-cell>
          <table:table-cell office:value-type="float" office:value="-22.328474">
            <text:p>-22.328474</text:p>
          </table:table-cell>
          <table:table-cell office:value-type="float" office:value="24.684866">
            <text:p>24.684866</text:p>
          </table:table-cell>
          <table:table-cell office:value-type="string">
            <text:p>Botswana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float" office:value="53.709807">
            <text:p>53.709807</text:p>
          </table:table-cell>
          <table:table-cell office:value-type="float" office:value="27.953389">
            <text:p>27.953389</text:p>
          </table:table-cell>
          <table:table-cell office:value-type="string">
            <text:p>Belarus</text:p>
          </table:table-cell>
        </table:table-row>
        <table:table-row table:style-name="ro1">
          <table:table-cell office:value-type="string">
            <text:p>BZ</text:p>
          </table:table-cell>
          <table:table-cell office:value-type="float" office:value="17.189877">
            <text:p>17.189877</text:p>
          </table:table-cell>
          <table:table-cell office:value-type="float" office:value="-88.49765">
            <text:p>-88.49765</text:p>
          </table:table-cell>
          <table:table-cell office:value-type="string">
            <text:p>Belize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float" office:value="56.130366">
            <text:p>56.130366</text:p>
          </table:table-cell>
          <table:table-cell office:value-type="float" office:value="-106.346771">
            <text:p>-106.346771</text:p>
          </table:table-cell>
          <table:table-cell office:value-type="string">
            <text:p>Canada</text:p>
          </table:table-cell>
        </table:table-row>
        <table:table-row table:style-name="ro3">
          <table:table-cell office:value-type="string">
            <text:p>CC</text:p>
          </table:table-cell>
          <table:table-cell office:value-type="float" office:value="-12.164165">
            <text:p>-12.164165</text:p>
          </table:table-cell>
          <table:table-cell office:value-type="float" office:value="96.870956">
            <text:p>96.870956</text:p>
          </table:table-cell>
          <table:table-cell office:value-type="string">
            <text:p>Cocos [Keeling] Islands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float" office:value="-4.038333">
            <text:p>-4.038333</text:p>
          </table:table-cell>
          <table:table-cell office:value-type="float" office:value="21.758664">
            <text:p>21.758664</text:p>
          </table:table-cell>
          <table:table-cell office:value-type="string">
            <text:p>Congo [DRC]</text:p>
          </table:table-cell>
        </table:table-row>
        <table:table-row table:style-name="ro3">
          <table:table-cell office:value-type="string">
            <text:p>CF</text:p>
          </table:table-cell>
          <table:table-cell office:value-type="float" office:value="6.611111">
            <text:p>6.611111</text:p>
          </table:table-cell>
          <table:table-cell office:value-type="float" office:value="20.939444">
            <text:p>20.939444</text:p>
          </table:table-cell>
          <table:table-cell office:value-type="string">
            <text:p>Central African Republic</text:p>
          </table:table-cell>
        </table:table-row>
        <table:table-row table:style-name="ro2">
          <table:table-cell office:value-type="string">
            <text:p>CG</text:p>
          </table:table-cell>
          <table:table-cell office:value-type="float" office:value="-0.228021">
            <text:p>-0.228021</text:p>
          </table:table-cell>
          <table:table-cell office:value-type="float" office:value="15.827659">
            <text:p>15.827659</text:p>
          </table:table-cell>
          <table:table-cell office:value-type="string">
            <text:p>Congo [Republic]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float" office:value="46.818188">
            <text:p>46.818188</text:p>
          </table:table-cell>
          <table:table-cell office:value-type="float" office:value="8.227512">
            <text:p>8.227512</text:p>
          </table:table-cell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float" office:value="7.539989">
            <text:p>7.539989</text:p>
          </table:table-cell>
          <table:table-cell office:value-type="float" office:value="-5.54708">
            <text:p>-5.54708</text:p>
          </table:table-cell>
          <table:table-cell office:value-type="string">
            <text:p>Côte d'Ivoire</text:p>
          </table:table-cell>
        </table:table-row>
        <table:table-row table:style-name="ro1">
          <table:table-cell office:value-type="string">
            <text:p>CK</text:p>
          </table:table-cell>
          <table:table-cell office:value-type="float" office:value="-21.236736">
            <text:p>-21.236736</text:p>
          </table:table-cell>
          <table:table-cell office:value-type="float" office:value="-159.777671">
            <text:p>-159.777671</text:p>
          </table:table-cell>
          <table:table-cell office:value-type="string">
            <text:p>Cook Islands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float" office:value="-35.675147">
            <text:p>-35.675147</text:p>
          </table:table-cell>
          <table:table-cell office:value-type="float" office:value="-71.542969">
            <text:p>-71.542969</text:p>
          </table:table-cell>
          <table:table-cell office:value-type="string">
            <text:p>Chile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7.369722">
            <text:p>7.369722</text:p>
          </table:table-cell>
          <table:table-cell office:value-type="float" office:value="12.354722">
            <text:p>12.354722</text:p>
          </table:table-cell>
          <table:table-cell office:value-type="string">
            <text:p>Cameroon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float" office:value="35.86166">
            <text:p>35.86166</text:p>
          </table:table-cell>
          <table:table-cell office:value-type="float" office:value="104.195397">
            <text:p>104.195397</text:p>
          </table:table-cell>
          <table:table-cell office:value-type="string">
            <text:p>China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float" office:value="4.570868">
            <text:p>4.570868</text:p>
          </table:table-cell>
          <table:table-cell office:value-type="float" office:value="-74.297333">
            <text:p>-74.297333</text:p>
          </table:table-cell>
          <table:table-cell office:value-type="string">
            <text:p>Colombia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float" office:value="9.748917">
            <text:p>9.748917</text:p>
          </table:table-cell>
          <table:table-cell office:value-type="float" office:value="-83.753428">
            <text:p>-83.753428</text:p>
          </table:table-cell>
          <table:table-cell office:value-type="string">
            <text:p>Costa Rica</text:p>
          </table:table-cell>
        </table:table-row>
        <table:table-row table:style-name="ro1">
          <table:table-cell office:value-type="string">
            <text:p>CU</text:p>
          </table:table-cell>
          <table:table-cell office:value-type="float" office:value="21.521757">
            <text:p>21.521757</text:p>
          </table:table-cell>
          <table:table-cell office:value-type="float" office:value="-77.781167">
            <text:p>-77.781167</text:p>
          </table:table-cell>
          <table:table-cell office:value-type="string">
            <text:p>Cuba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float" office:value="16.002082">
            <text:p>16.002082</text:p>
          </table:table-cell>
          <table:table-cell office:value-type="float" office:value="-24.013197">
            <text:p>-24.013197</text:p>
          </table:table-cell>
          <table:table-cell office:value-type="string">
            <text:p>Cape Verde</text:p>
          </table:table-cell>
        </table:table-row>
        <table:table-row table:style-name="ro2">
          <table:table-cell office:value-type="string">
            <text:p>CX</text:p>
          </table:table-cell>
          <table:table-cell office:value-type="float" office:value="-10.447525">
            <text:p>-10.447525</text:p>
          </table:table-cell>
          <table:table-cell office:value-type="float" office:value="105.690449">
            <text:p>105.690449</text:p>
          </table:table-cell>
          <table:table-cell office:value-type="string">
            <text:p>Christmas Island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float" office:value="35.126413">
            <text:p>35.126413</text:p>
          </table:table-cell>
          <table:table-cell office:value-type="float" office:value="33.429859">
            <text:p>33.429859</text:p>
          </table:table-cell>
          <table:table-cell office:value-type="string">
            <text:p>Cyprus</text:p>
          </table:table-cell>
        </table:table-row>
        <table:table-row table:style-name="ro2">
          <table:table-cell office:value-type="string">
            <text:p>CZ</text:p>
          </table:table-cell>
          <table:table-cell office:value-type="float" office:value="49.817492">
            <text:p>49.817492</text:p>
          </table:table-cell>
          <table:table-cell office:value-type="float" office:value="15.472962">
            <text:p>15.472962</text:p>
          </table:table-cell>
          <table:table-cell office:value-type="string">
            <text:p>Czech Republic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float" office:value="51.165691">
            <text:p>51.165691</text:p>
          </table:table-cell>
          <table:table-cell office:value-type="float" office:value="10.451526">
            <text:p>10.451526</text:p>
          </table:table-cell>
          <table:table-cell office:value-type="string">
            <text:p>Germany</text:p>
          </table:table-cell>
        </table:table-row>
        <table:table-row table:style-name="ro1">
          <table:table-cell office:value-type="string">
            <text:p>DJ</text:p>
          </table:table-cell>
          <table:table-cell office:value-type="float" office:value="11.825138">
            <text:p>11.825138</text:p>
          </table:table-cell>
          <table:table-cell office:value-type="float" office:value="42.590275">
            <text:p>42.590275</text:p>
          </table:table-cell>
          <table:table-cell office:value-type="string">
            <text:p>Djibouti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float" office:value="56.26392">
            <text:p>56.26392</text:p>
          </table:table-cell>
          <table:table-cell office:value-type="float" office:value="9.501785">
            <text:p>9.501785</text:p>
          </table:table-cell>
          <table:table-cell office:value-type="string">
            <text:p>Denmark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float" office:value="15.414999">
            <text:p>15.414999</text:p>
          </table:table-cell>
          <table:table-cell office:value-type="float" office:value="-61.370976">
            <text:p>-61.370976</text:p>
          </table:table-cell>
          <table:table-cell office:value-type="string">
            <text:p>Dominica</text:p>
          </table:table-cell>
        </table:table-row>
        <table:table-row table:style-name="ro2">
          <table:table-cell office:value-type="string">
            <text:p>DO</text:p>
          </table:table-cell>
          <table:table-cell office:value-type="float" office:value="18.735693">
            <text:p>18.735693</text:p>
          </table:table-cell>
          <table:table-cell office:value-type="float" office:value="-70.162651">
            <text:p>-70.162651</text:p>
          </table:table-cell>
          <table:table-cell office:value-type="string">
            <text:p>Dominican Republic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float" office:value="28.033886">
            <text:p>28.033886</text:p>
          </table:table-cell>
          <table:table-cell office:value-type="float" office:value="1.659626">
            <text:p>1.659626</text:p>
          </table:table-cell>
          <table:table-cell office:value-type="string">
            <text:p>Algeria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float" office:value="-1.831239">
            <text:p>-1.831239</text:p>
          </table:table-cell>
          <table:table-cell office:value-type="float" office:value="-78.183406">
            <text:p>-78.183406</text:p>
          </table:table-cell>
          <table:table-cell office:value-type="string">
            <text:p>Ecuador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float" office:value="58.595272">
            <text:p>58.595272</text:p>
          </table:table-cell>
          <table:table-cell office:value-type="float" office:value="25.013607">
            <text:p>25.013607</text:p>
          </table:table-cell>
          <table:table-cell office:value-type="string">
            <text:p>Estonia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float" office:value="26.820553">
            <text:p>26.820553</text:p>
          </table:table-cell>
          <table:table-cell office:value-type="float" office:value="30.802498">
            <text:p>30.802498</text:p>
          </table:table-cell>
          <table:table-cell office:value-type="string">
            <text:p>Egypt</text:p>
          </table:table-cell>
        </table:table-row>
        <table:table-row table:style-name="ro2">
          <table:table-cell office:value-type="string">
            <text:p>EH</text:p>
          </table:table-cell>
          <table:table-cell office:value-type="float" office:value="24.215527">
            <text:p>24.215527</text:p>
          </table:table-cell>
          <table:table-cell office:value-type="float" office:value="-12.885834">
            <text:p>-12.885834</text:p>
          </table:table-cell>
          <table:table-cell office:value-type="string">
            <text:p>Western Sahara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float" office:value="15.179384">
            <text:p>15.179384</text:p>
          </table:table-cell>
          <table:table-cell office:value-type="float" office:value="39.782334">
            <text:p>39.782334</text:p>
          </table:table-cell>
          <table:table-cell office:value-type="string">
            <text:p>Eritrea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float" office:value="40.463667">
            <text:p>40.463667</text:p>
          </table:table-cell>
          <table:table-cell office:value-type="float" office:value="-3.74922">
            <text:p>-3.74922</text:p>
          </table:table-cell>
          <table:table-cell office:value-type="string">
            <text:p>Spain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float" office:value="9.145">
            <text:p>9.145</text:p>
          </table:table-cell>
          <table:table-cell office:value-type="float" office:value="40.489673">
            <text:p>40.489673</text:p>
          </table:table-cell>
          <table:table-cell office:value-type="string">
            <text:p>Ethiopia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float" office:value="61.92411">
            <text:p>61.92411</text:p>
          </table:table-cell>
          <table:table-cell office:value-type="float" office:value="25.748151">
            <text:p>25.748151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string">
            <text:p>FJ</text:p>
          </table:table-cell>
          <table:table-cell office:value-type="float" office:value="-16.578193">
            <text:p>-16.578193</text:p>
          </table:table-cell>
          <table:table-cell office:value-type="float" office:value="179.414413">
            <text:p>179.414413</text:p>
          </table:table-cell>
          <table:table-cell office:value-type="string">
            <text:p>Fiji</text:p>
          </table:table-cell>
        </table:table-row>
        <table:table-row table:style-name="ro3">
          <table:table-cell office:value-type="string">
            <text:p>FK</text:p>
          </table:table-cell>
          <table:table-cell office:value-type="float" office:value="-51.796253">
            <text:p>-51.796253</text:p>
          </table:table-cell>
          <table:table-cell office:value-type="float" office:value="-59.523613">
            <text:p>-59.523613</text:p>
          </table:table-cell>
          <table:table-cell office:value-type="string">
            <text:p>Falkland Islands [Islas Malvinas]</text:p>
          </table:table-cell>
        </table:table-row>
        <table:table-row table:style-name="ro1">
          <table:table-cell office:value-type="string">
            <text:p>FM</text:p>
          </table:table-cell>
          <table:table-cell office:value-type="float" office:value="7.425554">
            <text:p>7.425554</text:p>
          </table:table-cell>
          <table:table-cell office:value-type="float" office:value="150.550812">
            <text:p>150.550812</text:p>
          </table:table-cell>
          <table:table-cell office:value-type="string">
            <text:p>Micronesia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float" office:value="61.892635">
            <text:p>61.892635</text:p>
          </table:table-cell>
          <table:table-cell office:value-type="float" office:value="-6.911806">
            <text:p>-6.911806</text:p>
          </table:table-cell>
          <table:table-cell office:value-type="string">
            <text:p>Faroe Islands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float" office:value="46.227638">
            <text:p>46.227638</text:p>
          </table:table-cell>
          <table:table-cell office:value-type="float" office:value="2.213749">
            <text:p>2.213749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float" office:value="-0.803689">
            <text:p>-0.803689</text:p>
          </table:table-cell>
          <table:table-cell office:value-type="float" office:value="11.609444">
            <text:p>11.609444</text:p>
          </table:table-cell>
          <table:table-cell office:value-type="string">
            <text:p>Gabon</text:p>
          </table:table-cell>
        </table:table-row>
        <table:table-row table:style-name="ro2">
          <table:table-cell office:value-type="string">
            <text:p>GB</text:p>
          </table:table-cell>
          <table:table-cell office:value-type="float" office:value="55.378051">
            <text:p>55.378051</text:p>
          </table:table-cell>
          <table:table-cell office:value-type="float" office:value="-3.435973">
            <text:p>-3.435973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GD</text:p>
          </table:table-cell>
          <table:table-cell office:value-type="float" office:value="12.262776">
            <text:p>12.262776</text:p>
          </table:table-cell>
          <table:table-cell office:value-type="float" office:value="-61.604171">
            <text:p>-61.604171</text:p>
          </table:table-cell>
          <table:table-cell office:value-type="string">
            <text:p>Grenada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float" office:value="42.315407">
            <text:p>42.315407</text:p>
          </table:table-cell>
          <table:table-cell office:value-type="float" office:value="43.356892">
            <text:p>43.356892</text:p>
          </table:table-cell>
          <table:table-cell office:value-type="string">
            <text:p>Georgia</text:p>
          </table:table-cell>
        </table:table-row>
        <table:table-row table:style-name="ro1">
          <table:table-cell office:value-type="string">
            <text:p>GF</text:p>
          </table:table-cell>
          <table:table-cell office:value-type="float" office:value="3.933889">
            <text:p>3.933889</text:p>
          </table:table-cell>
          <table:table-cell office:value-type="float" office:value="-53.125782">
            <text:p>-53.125782</text:p>
          </table:table-cell>
          <table:table-cell office:value-type="string">
            <text:p>French Guiana</text:p>
          </table:table-cell>
        </table:table-row>
        <table:table-row table:style-name="ro1">
          <table:table-cell office:value-type="string">
            <text:p>GG</text:p>
          </table:table-cell>
          <table:table-cell office:value-type="float" office:value="49.465691">
            <text:p>49.465691</text:p>
          </table:table-cell>
          <table:table-cell office:value-type="float" office:value="-2.585278">
            <text:p>-2.585278</text:p>
          </table:table-cell>
          <table:table-cell office:value-type="string">
            <text:p>Guernsey</text:p>
          </table:table-cell>
        </table:table-row>
        <table:table-row table:style-name="ro1">
          <table:table-cell office:value-type="string">
            <text:p>GH</text:p>
          </table:table-cell>
          <table:table-cell office:value-type="float" office:value="7.946527">
            <text:p>7.946527</text:p>
          </table:table-cell>
          <table:table-cell office:value-type="float" office:value="-1.023194">
            <text:p>-1.023194</text:p>
          </table:table-cell>
          <table:table-cell office:value-type="string">
            <text:p>Ghana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float" office:value="36.137741">
            <text:p>36.137741</text:p>
          </table:table-cell>
          <table:table-cell office:value-type="float" office:value="-5.345374">
            <text:p>-5.345374</text:p>
          </table:table-cell>
          <table:table-cell office:value-type="string">
            <text:p>Gibraltar</text:p>
          </table:table-cell>
        </table:table-row>
        <table:table-row table:style-name="ro1">
          <table:table-cell office:value-type="string">
            <text:p>GL</text:p>
          </table:table-cell>
          <table:table-cell office:value-type="float" office:value="71.706936">
            <text:p>71.706936</text:p>
          </table:table-cell>
          <table:table-cell office:value-type="float" office:value="-42.604303">
            <text:p>-42.604303</text:p>
          </table:table-cell>
          <table:table-cell office:value-type="string">
            <text:p>Greenland</text:p>
          </table:table-cell>
        </table:table-row>
        <table:table-row table:style-name="ro1">
          <table:table-cell office:value-type="string">
            <text:p>GM</text:p>
          </table:table-cell>
          <table:table-cell office:value-type="float" office:value="13.443182">
            <text:p>13.443182</text:p>
          </table:table-cell>
          <table:table-cell office:value-type="float" office:value="-15.310139">
            <text:p>-15.310139</text:p>
          </table:table-cell>
          <table:table-cell office:value-type="string">
            <text:p>Gambia</text:p>
          </table:table-cell>
        </table:table-row>
        <table:table-row table:style-name="ro1">
          <table:table-cell office:value-type="string">
            <text:p>GN</text:p>
          </table:table-cell>
          <table:table-cell office:value-type="float" office:value="9.945587">
            <text:p>9.945587</text:p>
          </table:table-cell>
          <table:table-cell office:value-type="float" office:value="-9.696645">
            <text:p>-9.696645</text:p>
          </table:table-cell>
          <table:table-cell office:value-type="string">
            <text:p>Guinea</text:p>
          </table:table-cell>
        </table:table-row>
        <table:table-row table:style-name="ro1">
          <table:table-cell office:value-type="string">
            <text:p>GP</text:p>
          </table:table-cell>
          <table:table-cell office:value-type="float" office:value="16.995971">
            <text:p>16.995971</text:p>
          </table:table-cell>
          <table:table-cell office:value-type="float" office:value="-62.067641">
            <text:p>-62.067641</text:p>
          </table:table-cell>
          <table:table-cell office:value-type="string">
            <text:p>Guadeloupe</text:p>
          </table:table-cell>
        </table:table-row>
        <table:table-row table:style-name="ro2">
          <table:table-cell office:value-type="string">
            <text:p>GQ</text:p>
          </table:table-cell>
          <table:table-cell office:value-type="float" office:value="1.650801">
            <text:p>1.650801</text:p>
          </table:table-cell>
          <table:table-cell office:value-type="float" office:value="10.267895">
            <text:p>10.267895</text:p>
          </table:table-cell>
          <table:table-cell office:value-type="string">
            <text:p>Equatorial Guinea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float" office:value="39.074208">
            <text:p>39.074208</text:p>
          </table:table-cell>
          <table:table-cell office:value-type="float" office:value="21.824312">
            <text:p>21.824312</text:p>
          </table:table-cell>
          <table:table-cell office:value-type="string">
            <text:p>Greece</text:p>
          </table:table-cell>
        </table:table-row>
        <table:table-row table:style-name="ro4">
          <table:table-cell office:value-type="string">
            <text:p>GS</text:p>
          </table:table-cell>
          <table:table-cell office:value-type="float" office:value="-54.429579">
            <text:p>-54.429579</text:p>
          </table:table-cell>
          <table:table-cell office:value-type="float" office:value="-36.587909">
            <text:p>-36.587909</text:p>
          </table:table-cell>
          <table:table-cell office:value-type="string">
            <text:p>South Georgia and the South Sandwich Islands</text:p>
          </table:table-cell>
        </table:table-row>
        <table:table-row table:style-name="ro1">
          <table:table-cell office:value-type="string">
            <text:p>GT</text:p>
          </table:table-cell>
          <table:table-cell office:value-type="float" office:value="15.783471">
            <text:p>15.783471</text:p>
          </table:table-cell>
          <table:table-cell office:value-type="float" office:value="-90.230759">
            <text:p>-90.230759</text:p>
          </table:table-cell>
          <table:table-cell office:value-type="string">
            <text:p>Guatemala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float" office:value="13.444304">
            <text:p>13.444304</text:p>
          </table:table-cell>
          <table:table-cell office:value-type="float" office:value="144.793731">
            <text:p>144.793731</text:p>
          </table:table-cell>
          <table:table-cell office:value-type="string">
            <text:p>Guam</text:p>
          </table:table-cell>
        </table:table-row>
        <table:table-row table:style-name="ro1">
          <table:table-cell office:value-type="string">
            <text:p>GW</text:p>
          </table:table-cell>
          <table:table-cell office:value-type="float" office:value="11.803749">
            <text:p>11.803749</text:p>
          </table:table-cell>
          <table:table-cell office:value-type="float" office:value="-15.180413">
            <text:p>-15.180413</text:p>
          </table:table-cell>
          <table:table-cell office:value-type="string">
            <text:p>Guinea-Bissau</text:p>
          </table:table-cell>
        </table:table-row>
        <table:table-row table:style-name="ro1">
          <table:table-cell office:value-type="string">
            <text:p>GY</text:p>
          </table:table-cell>
          <table:table-cell office:value-type="float" office:value="4.860416">
            <text:p>4.860416</text:p>
          </table:table-cell>
          <table:table-cell office:value-type="float" office:value="-58.93018">
            <text:p>-58.93018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GZ</text:p>
          </table:table-cell>
          <table:table-cell office:value-type="float" office:value="31.354676">
            <text:p>31.354676</text:p>
          </table:table-cell>
          <table:table-cell office:value-type="float" office:value="34.308825">
            <text:p>34.308825</text:p>
          </table:table-cell>
          <table:table-cell office:value-type="string">
            <text:p>Gaza Strip</text:p>
          </table:table-cell>
        </table:table-row>
        <table:table-row table:style-name="ro1">
          <table:table-cell office:value-type="string">
            <text:p>HK</text:p>
          </table:table-cell>
          <table:table-cell office:value-type="float" office:value="22.396428">
            <text:p>22.396428</text:p>
          </table:table-cell>
          <table:table-cell office:value-type="float" office:value="114.109497">
            <text:p>114.109497</text:p>
          </table:table-cell>
          <table:table-cell office:value-type="string">
            <text:p>Hong Kong</text:p>
          </table:table-cell>
        </table:table-row>
        <table:table-row table:style-name="ro3">
          <table:table-cell office:value-type="string">
            <text:p>HM</text:p>
          </table:table-cell>
          <table:table-cell office:value-type="float" office:value="-53.08181">
            <text:p>-53.08181</text:p>
          </table:table-cell>
          <table:table-cell office:value-type="float" office:value="73.504158">
            <text:p>73.504158</text:p>
          </table:table-cell>
          <table:table-cell office:value-type="string">
            <text:p>Heard Island and McDonald Islands</text:p>
          </table:table-cell>
        </table:table-row>
        <table:table-row table:style-name="ro1">
          <table:table-cell office:value-type="string">
            <text:p>HN</text:p>
          </table:table-cell>
          <table:table-cell office:value-type="float" office:value="15.199999">
            <text:p>15.199999</text:p>
          </table:table-cell>
          <table:table-cell office:value-type="float" office:value="-86.241905">
            <text:p>-86.241905</text:p>
          </table:table-cell>
          <table:table-cell office:value-type="string">
            <text:p>Honduras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float" office:value="45.1">
            <text:p>45.1</text:p>
          </table:table-cell>
          <table:table-cell office:value-type="float" office:value="15.2">
            <text:p>15.2</text:p>
          </table:table-cell>
          <table:table-cell office:value-type="string">
            <text:p>Croatia</text:p>
          </table:table-cell>
        </table:table-row>
        <table:table-row table:style-name="ro1">
          <table:table-cell office:value-type="string">
            <text:p>HT</text:p>
          </table:table-cell>
          <table:table-cell office:value-type="float" office:value="18.971187">
            <text:p>18.971187</text:p>
          </table:table-cell>
          <table:table-cell office:value-type="float" office:value="-72.285215">
            <text:p>-72.285215</text:p>
          </table:table-cell>
          <table:table-cell office:value-type="string">
            <text:p>Haiti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float" office:value="47.162494">
            <text:p>47.162494</text:p>
          </table:table-cell>
          <table:table-cell office:value-type="float" office:value="19.503304">
            <text:p>19.503304</text:p>
          </table:table-cell>
          <table:table-cell office:value-type="string">
            <text:p>Hungary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float" office:value="-0.789275">
            <text:p>-0.789275</text:p>
          </table:table-cell>
          <table:table-cell office:value-type="float" office:value="113.921327">
            <text:p>113.921327</text:p>
          </table:table-cell>
          <table:table-cell office:value-type="string">
            <text:p>Indonesia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float" office:value="53.41291">
            <text:p>53.41291</text:p>
          </table:table-cell>
          <table:table-cell office:value-type="float" office:value="-8.24389">
            <text:p>-8.24389</text:p>
          </table:table-cell>
          <table:table-cell office:value-type="string">
            <text:p>Ireland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float" office:value="31.046051">
            <text:p>31.046051</text:p>
          </table:table-cell>
          <table:table-cell office:value-type="float" office:value="34.851612">
            <text:p>34.851612</text:p>
          </table:table-cell>
          <table:table-cell office:value-type="string">
            <text:p>Israel</text:p>
          </table:table-cell>
        </table:table-row>
        <table:table-row table:style-name="ro1">
          <table:table-cell office:value-type="string">
            <text:p>IM</text:p>
          </table:table-cell>
          <table:table-cell office:value-type="float" office:value="54.236107">
            <text:p>54.236107</text:p>
          </table:table-cell>
          <table:table-cell office:value-type="float" office:value="-4.548056">
            <text:p>-4.548056</text:p>
          </table:table-cell>
          <table:table-cell office:value-type="string">
            <text:p>Isle of Man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float" office:value="20.593684">
            <text:p>20.593684</text:p>
          </table:table-cell>
          <table:table-cell office:value-type="float" office:value="78.96288">
            <text:p>78.96288</text:p>
          </table:table-cell>
          <table:table-cell office:value-type="string">
            <text:p>India</text:p>
          </table:table-cell>
        </table:table-row>
        <table:table-row table:style-name="ro3">
          <table:table-cell office:value-type="string">
            <text:p>IO</text:p>
          </table:table-cell>
          <table:table-cell office:value-type="float" office:value="-6.343194">
            <text:p>-6.343194</text:p>
          </table:table-cell>
          <table:table-cell office:value-type="float" office:value="71.876519">
            <text:p>71.876519</text:p>
          </table:table-cell>
          <table:table-cell office:value-type="string">
            <text:p>British Indian Ocean Territory</text:p>
          </table:table-cell>
        </table:table-row>
        <table:table-row table:style-name="ro1">
          <table:table-cell office:value-type="string">
            <text:p>IQ</text:p>
          </table:table-cell>
          <table:table-cell office:value-type="float" office:value="33.223191">
            <text:p>33.223191</text:p>
          </table:table-cell>
          <table:table-cell office:value-type="float" office:value="43.679291">
            <text:p>43.679291</text:p>
          </table:table-cell>
          <table:table-cell office:value-type="string">
            <text:p>Iraq</text:p>
          </table:table-cell>
        </table:table-row>
        <table:table-row table:style-name="ro1">
          <table:table-cell office:value-type="string">
            <text:p>IR</text:p>
          </table:table-cell>
          <table:table-cell office:value-type="float" office:value="32.427908">
            <text:p>32.427908</text:p>
          </table:table-cell>
          <table:table-cell office:value-type="float" office:value="53.688046">
            <text:p>53.688046</text:p>
          </table:table-cell>
          <table:table-cell office:value-type="string">
            <text:p>Iran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float" office:value="64.963051">
            <text:p>64.963051</text:p>
          </table:table-cell>
          <table:table-cell office:value-type="float" office:value="-19.020835">
            <text:p>-19.020835</text:p>
          </table:table-cell>
          <table:table-cell office:value-type="string">
            <text:p>Iceland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float" office:value="41.87194">
            <text:p>41.87194</text:p>
          </table:table-cell>
          <table:table-cell office:value-type="float" office:value="12.56738">
            <text:p>12.56738</text:p>
          </table:table-cell>
          <table:table-cell office:value-type="string">
            <text:p>Italy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float" office:value="49.214439">
            <text:p>49.214439</text:p>
          </table:table-cell>
          <table:table-cell office:value-type="float" office:value="-2.13125">
            <text:p>-2.13125</text:p>
          </table:table-cell>
          <table:table-cell office:value-type="string">
            <text:p>Jersey</text:p>
          </table:table-cell>
        </table:table-row>
        <table:table-row table:style-name="ro1">
          <table:table-cell office:value-type="string">
            <text:p>JM</text:p>
          </table:table-cell>
          <table:table-cell office:value-type="float" office:value="18.109581">
            <text:p>18.109581</text:p>
          </table:table-cell>
          <table:table-cell office:value-type="float" office:value="-77.297508">
            <text:p>-77.297508</text:p>
          </table:table-cell>
          <table:table-cell office:value-type="string">
            <text:p>Jamaica</text:p>
          </table:table-cell>
        </table:table-row>
        <table:table-row table:style-name="ro1">
          <table:table-cell office:value-type="string">
            <text:p>JO</text:p>
          </table:table-cell>
          <table:table-cell office:value-type="float" office:value="30.585164">
            <text:p>30.585164</text:p>
          </table:table-cell>
          <table:table-cell office:value-type="float" office:value="36.238414">
            <text:p>36.238414</text:p>
          </table:table-cell>
          <table:table-cell office:value-type="string">
            <text:p>Jordan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float" office:value="36.204824">
            <text:p>36.204824</text:p>
          </table:table-cell>
          <table:table-cell office:value-type="float" office:value="138.252924">
            <text:p>138.252924</text:p>
          </table:table-cell>
          <table:table-cell office:value-type="string">
            <text:p>Japan</text:p>
          </table:table-cell>
        </table:table-row>
        <table:table-row table:style-name="ro1">
          <table:table-cell office:value-type="string">
            <text:p>KE</text:p>
          </table:table-cell>
          <table:table-cell office:value-type="float" office:value="-0.023559">
            <text:p>-0.023559</text:p>
          </table:table-cell>
          <table:table-cell office:value-type="float" office:value="37.906193">
            <text:p>37.906193</text:p>
          </table:table-cell>
          <table:table-cell office:value-type="string">
            <text:p>Kenya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float" office:value="41.20438">
            <text:p>41.20438</text:p>
          </table:table-cell>
          <table:table-cell office:value-type="float" office:value="74.766098">
            <text:p>74.766098</text:p>
          </table:table-cell>
          <table:table-cell office:value-type="string">
            <text:p>Kyrgyzstan</text:p>
          </table:table-cell>
        </table:table-row>
        <table:table-row table:style-name="ro1">
          <table:table-cell office:value-type="string">
            <text:p>KH</text:p>
          </table:table-cell>
          <table:table-cell office:value-type="float" office:value="12.565679">
            <text:p>12.565679</text:p>
          </table:table-cell>
          <table:table-cell office:value-type="float" office:value="104.990963">
            <text:p>104.990963</text:p>
          </table:table-cell>
          <table:table-cell office:value-type="string">
            <text:p>Cambodia</text:p>
          </table:table-cell>
        </table:table-row>
        <table:table-row table:style-name="ro1">
          <table:table-cell office:value-type="string">
            <text:p>KI</text:p>
          </table:table-cell>
          <table:table-cell office:value-type="float" office:value="-3.370417">
            <text:p>-3.370417</text:p>
          </table:table-cell>
          <table:table-cell office:value-type="float" office:value="-168.734039">
            <text:p>-168.734039</text:p>
          </table:table-cell>
          <table:table-cell office:value-type="string">
            <text:p>Kiribati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float" office:value="-11.875001">
            <text:p>-11.875001</text:p>
          </table:table-cell>
          <table:table-cell office:value-type="float" office:value="43.872219">
            <text:p>43.872219</text:p>
          </table:table-cell>
          <table:table-cell office:value-type="string">
            <text:p>Comoros</text:p>
          </table:table-cell>
        </table:table-row>
        <table:table-row table:style-name="ro2">
          <table:table-cell office:value-type="string">
            <text:p>KN</text:p>
          </table:table-cell>
          <table:table-cell office:value-type="float" office:value="17.357822">
            <text:p>17.357822</text:p>
          </table:table-cell>
          <table:table-cell office:value-type="float" office:value="-62.782998">
            <text:p>-62.782998</text:p>
          </table:table-cell>
          <table:table-cell office:value-type="string">
            <text:p>Saint Kitts and Nevis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float" office:value="40.339852">
            <text:p>40.339852</text:p>
          </table:table-cell>
          <table:table-cell office:value-type="float" office:value="127.510093">
            <text:p>127.510093</text:p>
          </table:table-cell>
          <table:table-cell office:value-type="string">
            <text:p>North Korea</text:p>
          </table:table-cell>
        </table:table-row>
        <table:table-row table:style-name="ro1">
          <table:table-cell office:value-type="string">
            <text:p>KR</text:p>
          </table:table-cell>
          <table:table-cell office:value-type="float" office:value="35.907757">
            <text:p>35.907757</text:p>
          </table:table-cell>
          <table:table-cell office:value-type="float" office:value="127.766922">
            <text:p>127.766922</text:p>
          </table:table-cell>
          <table:table-cell office:value-type="string">
            <text:p>South Korea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float" office:value="29.31166">
            <text:p>29.31166</text:p>
          </table:table-cell>
          <table:table-cell office:value-type="float" office:value="47.481766">
            <text:p>47.481766</text:p>
          </table:table-cell>
          <table:table-cell office:value-type="string">
            <text:p>Kuwait</text:p>
          </table:table-cell>
        </table:table-row>
        <table:table-row table:style-name="ro2">
          <table:table-cell office:value-type="string">
            <text:p>KY</text:p>
          </table:table-cell>
          <table:table-cell office:value-type="float" office:value="19.513469">
            <text:p>19.513469</text:p>
          </table:table-cell>
          <table:table-cell office:value-type="float" office:value="-80.566956">
            <text:p>-80.566956</text:p>
          </table:table-cell>
          <table:table-cell office:value-type="string">
            <text:p>Cayman Islands</text:p>
          </table:table-cell>
        </table:table-row>
        <table:table-row table:style-name="ro1">
          <table:table-cell office:value-type="string">
            <text:p>KZ</text:p>
          </table:table-cell>
          <table:table-cell office:value-type="float" office:value="48.019573">
            <text:p>48.019573</text:p>
          </table:table-cell>
          <table:table-cell office:value-type="float" office:value="66.923684">
            <text:p>66.923684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float" office:value="19.85627">
            <text:p>19.85627</text:p>
          </table:table-cell>
          <table:table-cell office:value-type="float" office:value="102.495496">
            <text:p>102.495496</text:p>
          </table:table-cell>
          <table:table-cell office:value-type="string">
            <text:p>Laos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float" office:value="33.854721">
            <text:p>33.854721</text:p>
          </table:table-cell>
          <table:table-cell office:value-type="float" office:value="35.862285">
            <text:p>35.862285</text:p>
          </table:table-cell>
          <table:table-cell office:value-type="string">
            <text:p>Lebanon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float" office:value="13.909444">
            <text:p>13.909444</text:p>
          </table:table-cell>
          <table:table-cell office:value-type="float" office:value="-60.978893">
            <text:p>-60.978893</text:p>
          </table:table-cell>
          <table:table-cell office:value-type="string">
            <text:p>Saint Lucia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float" office:value="47.166">
            <text:p>47.166</text:p>
          </table:table-cell>
          <table:table-cell office:value-type="float" office:value="9.555373">
            <text:p>9.555373</text:p>
          </table:table-cell>
          <table:table-cell office:value-type="string">
            <text:p>Liechtenstein</text:p>
          </table:table-cell>
        </table:table-row>
        <table:table-row table:style-name="ro1">
          <table:table-cell office:value-type="string">
            <text:p>LK</text:p>
          </table:table-cell>
          <table:table-cell office:value-type="float" office:value="7.873054">
            <text:p>7.873054</text:p>
          </table:table-cell>
          <table:table-cell office:value-type="float" office:value="80.771797">
            <text:p>80.771797</text:p>
          </table:table-cell>
          <table:table-cell office:value-type="string">
            <text:p>Sri Lanka</text:p>
          </table:table-cell>
        </table:table-row>
        <table:table-row table:style-name="ro1">
          <table:table-cell office:value-type="string">
            <text:p>LR</text:p>
          </table:table-cell>
          <table:table-cell office:value-type="float" office:value="6.428055">
            <text:p>6.428055</text:p>
          </table:table-cell>
          <table:table-cell office:value-type="float" office:value="-9.429499">
            <text:p>-9.429499</text:p>
          </table:table-cell>
          <table:table-cell office:value-type="string">
            <text:p>Liberia</text:p>
          </table:table-cell>
        </table:table-row>
        <table:table-row table:style-name="ro1">
          <table:table-cell office:value-type="string">
            <text:p>LS</text:p>
          </table:table-cell>
          <table:table-cell office:value-type="float" office:value="-29.609988">
            <text:p>-29.609988</text:p>
          </table:table-cell>
          <table:table-cell office:value-type="float" office:value="28.233608">
            <text:p>28.233608</text:p>
          </table:table-cell>
          <table:table-cell office:value-type="string">
            <text:p>Lesotho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5.169438">
            <text:p>55.169438</text:p>
          </table:table-cell>
          <table:table-cell office:value-type="float" office:value="23.881275">
            <text:p>23.881275</text:p>
          </table:table-cell>
          <table:table-cell office:value-type="string">
            <text:p>Lithuania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49.815273">
            <text:p>49.815273</text:p>
          </table:table-cell>
          <table:table-cell office:value-type="float" office:value="6.129583">
            <text:p>6.129583</text:p>
          </table:table-cell>
          <table:table-cell office:value-type="string">
            <text:p>Luxembourg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float" office:value="56.879635">
            <text:p>56.879635</text:p>
          </table:table-cell>
          <table:table-cell office:value-type="float" office:value="24.603189">
            <text:p>24.603189</text:p>
          </table:table-cell>
          <table:table-cell office:value-type="string">
            <text:p>Latvia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float" office:value="26.3351">
            <text:p>26.3351</text:p>
          </table:table-cell>
          <table:table-cell office:value-type="float" office:value="17.228331">
            <text:p>17.228331</text:p>
          </table:table-cell>
          <table:table-cell office:value-type="string">
            <text:p>Libya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float" office:value="31.791702">
            <text:p>31.791702</text:p>
          </table:table-cell>
          <table:table-cell office:value-type="float" office:value="-7.09262">
            <text:p>-7.09262</text:p>
          </table:table-cell>
          <table:table-cell office:value-type="string">
            <text:p>Morocco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float" office:value="43.750298">
            <text:p>43.750298</text:p>
          </table:table-cell>
          <table:table-cell office:value-type="float" office:value="7.412841">
            <text:p>7.412841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MD</text:p>
          </table:table-cell>
          <table:table-cell office:value-type="float" office:value="47.411631">
            <text:p>47.411631</text:p>
          </table:table-cell>
          <table:table-cell office:value-type="float" office:value="28.369885">
            <text:p>28.369885</text:p>
          </table:table-cell>
          <table:table-cell office:value-type="string">
            <text:p>Moldova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float" office:value="42.708678">
            <text:p>42.708678</text:p>
          </table:table-cell>
          <table:table-cell office:value-type="float" office:value="19.37439">
            <text:p>19.37439</text:p>
          </table:table-cell>
          <table:table-cell office:value-type="string">
            <text:p>Montenegro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float" office:value="-18.766947">
            <text:p>-18.766947</text:p>
          </table:table-cell>
          <table:table-cell office:value-type="float" office:value="46.869107">
            <text:p>46.869107</text:p>
          </table:table-cell>
          <table:table-cell office:value-type="string">
            <text:p>Madagasca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float" office:value="7.131474">
            <text:p>7.131474</text:p>
          </table:table-cell>
          <table:table-cell office:value-type="float" office:value="171.184478">
            <text:p>171.184478</text:p>
          </table:table-cell>
          <table:table-cell office:value-type="string">
            <text:p>Marshall Islands</text:p>
          </table:table-cell>
        </table:table-row>
        <table:table-row table:style-name="ro2">
          <table:table-cell office:value-type="string">
            <text:p>MK</text:p>
          </table:table-cell>
          <table:table-cell office:value-type="float" office:value="41.608635">
            <text:p>41.608635</text:p>
          </table:table-cell>
          <table:table-cell office:value-type="float" office:value="21.745275">
            <text:p>21.745275</text:p>
          </table:table-cell>
          <table:table-cell office:value-type="string">
            <text:p>Macedonia [FYROM]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float" office:value="17.570692">
            <text:p>17.570692</text:p>
          </table:table-cell>
          <table:table-cell office:value-type="float" office:value="-3.996166">
            <text:p>-3.996166</text:p>
          </table:table-cell>
          <table:table-cell office:value-type="string">
            <text:p>Mali</text:p>
          </table:table-cell>
        </table:table-row>
        <table:table-row table:style-name="ro2">
          <table:table-cell office:value-type="string">
            <text:p>MM</text:p>
          </table:table-cell>
          <table:table-cell office:value-type="float" office:value="21.913965">
            <text:p>21.913965</text:p>
          </table:table-cell>
          <table:table-cell office:value-type="float" office:value="95.956223">
            <text:p>95.956223</text:p>
          </table:table-cell>
          <table:table-cell office:value-type="string">
            <text:p>Myanmar [Burma]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float" office:value="46.862496">
            <text:p>46.862496</text:p>
          </table:table-cell>
          <table:table-cell office:value-type="float" office:value="103.846656">
            <text:p>103.846656</text:p>
          </table:table-cell>
          <table:table-cell office:value-type="string">
            <text:p>Mongolia</text:p>
          </table:table-cell>
        </table:table-row>
        <table:table-row table:style-name="ro1">
          <table:table-cell office:value-type="string">
            <text:p>MO</text:p>
          </table:table-cell>
          <table:table-cell office:value-type="float" office:value="22.198745">
            <text:p>22.198745</text:p>
          </table:table-cell>
          <table:table-cell office:value-type="float" office:value="113.543873">
            <text:p>113.543873</text:p>
          </table:table-cell>
          <table:table-cell office:value-type="string">
            <text:p>Macau</text:p>
          </table:table-cell>
        </table:table-row>
        <table:table-row table:style-name="ro3">
          <table:table-cell office:value-type="string">
            <text:p>MP</text:p>
          </table:table-cell>
          <table:table-cell office:value-type="float" office:value="17.33083">
            <text:p>17.33083</text:p>
          </table:table-cell>
          <table:table-cell office:value-type="float" office:value="145.38469">
            <text:p>145.38469</text:p>
          </table:table-cell>
          <table:table-cell office:value-type="string">
            <text:p>Northern Mariana Islands</text:p>
          </table:table-cell>
        </table:table-row>
        <table:table-row table:style-name="ro1">
          <table:table-cell office:value-type="string">
            <text:p>MQ</text:p>
          </table:table-cell>
          <table:table-cell office:value-type="float" office:value="14.641528">
            <text:p>14.641528</text:p>
          </table:table-cell>
          <table:table-cell office:value-type="float" office:value="-61.024174">
            <text:p>-61.024174</text:p>
          </table:table-cell>
          <table:table-cell office:value-type="string">
            <text:p>Martinique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float" office:value="21.00789">
            <text:p>21.00789</text:p>
          </table:table-cell>
          <table:table-cell office:value-type="float" office:value="-10.940835">
            <text:p>-10.940835</text:p>
          </table:table-cell>
          <table:table-cell office:value-type="string">
            <text:p>Mauritania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float" office:value="16.742498">
            <text:p>16.742498</text:p>
          </table:table-cell>
          <table:table-cell office:value-type="float" office:value="-62.187366">
            <text:p>-62.187366</text:p>
          </table:table-cell>
          <table:table-cell office:value-type="string">
            <text:p>Montserrat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float" office:value="35.937496">
            <text:p>35.937496</text:p>
          </table:table-cell>
          <table:table-cell office:value-type="float" office:value="14.375416">
            <text:p>14.375416</text:p>
          </table:table-cell>
          <table:table-cell office:value-type="string">
            <text:p>Malta</text:p>
          </table:table-cell>
        </table:table-row>
        <table:table-row table:style-name="ro1">
          <table:table-cell office:value-type="string">
            <text:p>MU</text:p>
          </table:table-cell>
          <table:table-cell office:value-type="float" office:value="-20.348404">
            <text:p>-20.348404</text:p>
          </table:table-cell>
          <table:table-cell office:value-type="float" office:value="57.552152">
            <text:p>57.552152</text:p>
          </table:table-cell>
          <table:table-cell office:value-type="string">
            <text:p>Mauritius</text:p>
          </table:table-cell>
        </table:table-row>
        <table:table-row table:style-name="ro1">
          <table:table-cell office:value-type="string">
            <text:p>MV</text:p>
          </table:table-cell>
          <table:table-cell office:value-type="float" office:value="3.202778">
            <text:p>3.202778</text:p>
          </table:table-cell>
          <table:table-cell office:value-type="float" office:value="73.22068">
            <text:p>73.22068</text:p>
          </table:table-cell>
          <table:table-cell office:value-type="string">
            <text:p>Maldives</text:p>
          </table:table-cell>
        </table:table-row>
        <table:table-row table:style-name="ro1">
          <table:table-cell office:value-type="string">
            <text:p>MW</text:p>
          </table:table-cell>
          <table:table-cell office:value-type="float" office:value="-13.254308">
            <text:p>-13.254308</text:p>
          </table:table-cell>
          <table:table-cell office:value-type="float" office:value="34.301525">
            <text:p>34.301525</text:p>
          </table:table-cell>
          <table:table-cell office:value-type="string">
            <text:p>Malawi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float" office:value="23.634501">
            <text:p>23.634501</text:p>
          </table:table-cell>
          <table:table-cell office:value-type="float" office:value="-102.552784">
            <text:p>-102.552784</text:p>
          </table:table-cell>
          <table:table-cell office:value-type="string">
            <text:p>Mexico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float" office:value="4.210484">
            <text:p>4.210484</text:p>
          </table:table-cell>
          <table:table-cell office:value-type="float" office:value="101.975766">
            <text:p>101.975766</text:p>
          </table:table-cell>
          <table:table-cell office:value-type="string">
            <text:p>Malaysia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float" office:value="-18.665695">
            <text:p>-18.665695</text:p>
          </table:table-cell>
          <table:table-cell office:value-type="float" office:value="35.529562">
            <text:p>35.529562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-22.95764">
            <text:p>-22.95764</text:p>
          </table:table-cell>
          <table:table-cell office:value-type="float" office:value="18.49041">
            <text:p>18.49041</text:p>
          </table:table-cell>
          <table:table-cell office:value-type="string">
            <text:p>Namibia</text:p>
          </table:table-cell>
        </table:table-row>
        <table:table-row table:style-name="ro2">
          <table:table-cell office:value-type="string">
            <text:p>NC</text:p>
          </table:table-cell>
          <table:table-cell office:value-type="float" office:value="-20.904305">
            <text:p>-20.904305</text:p>
          </table:table-cell>
          <table:table-cell office:value-type="float" office:value="165.618042">
            <text:p>165.618042</text:p>
          </table:table-cell>
          <table:table-cell office:value-type="string">
            <text:p>New Caledonia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float" office:value="17.607789">
            <text:p>17.607789</text:p>
          </table:table-cell>
          <table:table-cell office:value-type="float" office:value="8.081666">
            <text:p>8.081666</text:p>
          </table:table-cell>
          <table:table-cell office:value-type="string">
            <text:p>Niger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float" office:value="-29.040835">
            <text:p>-29.040835</text:p>
          </table:table-cell>
          <table:table-cell office:value-type="float" office:value="167.954712">
            <text:p>167.954712</text:p>
          </table:table-cell>
          <table:table-cell office:value-type="string">
            <text:p>Norfolk Island</text:p>
          </table:table-cell>
        </table:table-row>
        <table:table-row table:style-name="ro1">
          <table:table-cell office:value-type="string">
            <text:p>NG</text:p>
          </table:table-cell>
          <table:table-cell office:value-type="float" office:value="9.081999">
            <text:p>9.081999</text:p>
          </table:table-cell>
          <table:table-cell office:value-type="float" office:value="8.675277">
            <text:p>8.675277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NI</text:p>
          </table:table-cell>
          <table:table-cell office:value-type="float" office:value="12.865416">
            <text:p>12.865416</text:p>
          </table:table-cell>
          <table:table-cell office:value-type="float" office:value="-85.207229">
            <text:p>-85.207229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float" office:value="52.132633">
            <text:p>52.132633</text:p>
          </table:table-cell>
          <table:table-cell office:value-type="float" office:value="5.291266">
            <text:p>5.291266</text:p>
          </table:table-cell>
          <table:table-cell office:value-type="string">
            <text:p>Netherlands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float" office:value="60.472024">
            <text:p>60.472024</text:p>
          </table:table-cell>
          <table:table-cell office:value-type="float" office:value="8.468946">
            <text:p>8.468946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float" office:value="28.394857">
            <text:p>28.394857</text:p>
          </table:table-cell>
          <table:table-cell office:value-type="float" office:value="84.124008">
            <text:p>84.124008</text:p>
          </table:table-cell>
          <table:table-cell office:value-type="string">
            <text:p>Nepal</text:p>
          </table:table-cell>
        </table:table-row>
        <table:table-row table:style-name="ro1">
          <table:table-cell office:value-type="string">
            <text:p>NR</text:p>
          </table:table-cell>
          <table:table-cell office:value-type="float" office:value="-0.522778">
            <text:p>-0.522778</text:p>
          </table:table-cell>
          <table:table-cell office:value-type="float" office:value="166.931503">
            <text:p>166.931503</text:p>
          </table:table-cell>
          <table:table-cell office:value-type="string">
            <text:p>Naur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float" office:value="-19.054445">
            <text:p>-19.054445</text:p>
          </table:table-cell>
          <table:table-cell office:value-type="float" office:value="-169.867233">
            <text:p>-169.867233</text:p>
          </table:table-cell>
          <table:table-cell office:value-type="string">
            <text:p>Niue</text:p>
          </table:table-cell>
        </table:table-row>
        <table:table-row table:style-name="ro1">
          <table:table-cell office:value-type="string">
            <text:p>NZ</text:p>
          </table:table-cell>
          <table:table-cell office:value-type="float" office:value="-40.900557">
            <text:p>-40.900557</text:p>
          </table:table-cell>
          <table:table-cell office:value-type="float" office:value="174.885971">
            <text:p>174.885971</text:p>
          </table:table-cell>
          <table:table-cell office:value-type="string">
            <text:p>New Zealand</text:p>
          </table:table-cell>
        </table:table-row>
        <table:table-row table:style-name="ro1">
          <table:table-cell office:value-type="string">
            <text:p>OM</text:p>
          </table:table-cell>
          <table:table-cell office:value-type="float" office:value="21.512583">
            <text:p>21.512583</text:p>
          </table:table-cell>
          <table:table-cell office:value-type="float" office:value="55.923255">
            <text:p>55.923255</text:p>
          </table:table-cell>
          <table:table-cell office:value-type="string">
            <text:p>Oman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float" office:value="8.537981">
            <text:p>8.537981</text:p>
          </table:table-cell>
          <table:table-cell office:value-type="float" office:value="-80.782127">
            <text:p>-80.782127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float" office:value="-9.189967">
            <text:p>-9.189967</text:p>
          </table:table-cell>
          <table:table-cell office:value-type="float" office:value="-75.015152">
            <text:p>-75.015152</text:p>
          </table:table-cell>
          <table:table-cell office:value-type="string">
            <text:p>Peru</text:p>
          </table:table-cell>
        </table:table-row>
        <table:table-row table:style-name="ro2">
          <table:table-cell office:value-type="string">
            <text:p>PF</text:p>
          </table:table-cell>
          <table:table-cell office:value-type="float" office:value="-17.679742">
            <text:p>-17.679742</text:p>
          </table:table-cell>
          <table:table-cell office:value-type="float" office:value="-149.406843">
            <text:p>-149.406843</text:p>
          </table:table-cell>
          <table:table-cell office:value-type="string">
            <text:p>French Polynesia</text:p>
          </table:table-cell>
        </table:table-row>
        <table:table-row table:style-name="ro2">
          <table:table-cell office:value-type="string">
            <text:p>PG</text:p>
          </table:table-cell>
          <table:table-cell office:value-type="float" office:value="-6.314993">
            <text:p>-6.314993</text:p>
          </table:table-cell>
          <table:table-cell office:value-type="float" office:value="143.95555">
            <text:p>143.95555</text:p>
          </table:table-cell>
          <table:table-cell office:value-type="string">
            <text:p>Papua New Guinea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float" office:value="12.879721">
            <text:p>12.879721</text:p>
          </table:table-cell>
          <table:table-cell office:value-type="float" office:value="121.774017">
            <text:p>121.774017</text:p>
          </table:table-cell>
          <table:table-cell office:value-type="string">
            <text:p>Philippines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float" office:value="30.375321">
            <text:p>30.375321</text:p>
          </table:table-cell>
          <table:table-cell office:value-type="float" office:value="69.345116">
            <text:p>69.345116</text:p>
          </table:table-cell>
          <table:table-cell office:value-type="string">
            <text:p>Pakistan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float" office:value="51.919438">
            <text:p>51.919438</text:p>
          </table:table-cell>
          <table:table-cell office:value-type="float" office:value="19.145136">
            <text:p>19.145136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PM</text:p>
          </table:table-cell>
          <table:table-cell office:value-type="float" office:value="46.941936">
            <text:p>46.941936</text:p>
          </table:table-cell>
          <table:table-cell office:value-type="float" office:value="-56.27111">
            <text:p>-56.27111</text:p>
          </table:table-cell>
          <table:table-cell office:value-type="string">
            <text:p>Saint Pierre and Miquelon</text:p>
          </table:table-cell>
        </table:table-row>
        <table:table-row table:style-name="ro2">
          <table:table-cell office:value-type="string">
            <text:p>PN</text:p>
          </table:table-cell>
          <table:table-cell office:value-type="float" office:value="-24.703615">
            <text:p>-24.703615</text:p>
          </table:table-cell>
          <table:table-cell office:value-type="float" office:value="-127.439308">
            <text:p>-127.439308</text:p>
          </table:table-cell>
          <table:table-cell office:value-type="string">
            <text:p>Pitcairn Islands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float" office:value="18.220833">
            <text:p>18.220833</text:p>
          </table:table-cell>
          <table:table-cell office:value-type="float" office:value="-66.590149">
            <text:p>-66.590149</text:p>
          </table:table-cell>
          <table:table-cell office:value-type="string">
            <text:p>Puerto Rico</text:p>
          </table:table-cell>
        </table:table-row>
        <table:table-row table:style-name="ro2">
          <table:table-cell office:value-type="string">
            <text:p>PS</text:p>
          </table:table-cell>
          <table:table-cell office:value-type="float" office:value="31.952162">
            <text:p>31.952162</text:p>
          </table:table-cell>
          <table:table-cell office:value-type="float" office:value="35.233154">
            <text:p>35.233154</text:p>
          </table:table-cell>
          <table:table-cell office:value-type="string">
            <text:p>Palestinian Territories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float" office:value="39.399872">
            <text:p>39.399872</text:p>
          </table:table-cell>
          <table:table-cell office:value-type="float" office:value="-8.224454">
            <text:p>-8.224454</text:p>
          </table:table-cell>
          <table:table-cell office:value-type="string">
            <text:p>Portugal</text:p>
          </table:table-cell>
        </table:table-row>
        <table:table-row table:style-name="ro1">
          <table:table-cell office:value-type="string">
            <text:p>PW</text:p>
          </table:table-cell>
          <table:table-cell office:value-type="float" office:value="7.51498">
            <text:p>7.51498</text:p>
          </table:table-cell>
          <table:table-cell office:value-type="float" office:value="134.58252">
            <text:p>134.58252</text:p>
          </table:table-cell>
          <table:table-cell office:value-type="string">
            <text:p>Palau</text:p>
          </table:table-cell>
        </table:table-row>
        <table:table-row table:style-name="ro1">
          <table:table-cell office:value-type="string">
            <text:p>PY</text:p>
          </table:table-cell>
          <table:table-cell office:value-type="float" office:value="-23.442503">
            <text:p>-23.442503</text:p>
          </table:table-cell>
          <table:table-cell office:value-type="float" office:value="-58.443832">
            <text:p>-58.443832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float" office:value="25.354826">
            <text:p>25.354826</text:p>
          </table:table-cell>
          <table:table-cell office:value-type="float" office:value="51.183884">
            <text:p>51.183884</text:p>
          </table:table-cell>
          <table:table-cell office:value-type="string">
            <text:p>Qatar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float" office:value="-21.115141">
            <text:p>-21.115141</text:p>
          </table:table-cell>
          <table:table-cell office:value-type="float" office:value="55.536384">
            <text:p>55.536384</text:p>
          </table:table-cell>
          <table:table-cell office:value-type="string">
            <text:p>Réunion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float" office:value="45.943161">
            <text:p>45.943161</text:p>
          </table:table-cell>
          <table:table-cell office:value-type="float" office:value="24.96676">
            <text:p>24.96676</text:p>
          </table:table-cell>
          <table:table-cell office:value-type="string">
            <text:p>Romania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float" office:value="44.016521">
            <text:p>44.016521</text:p>
          </table:table-cell>
          <table:table-cell office:value-type="float" office:value="21.005859">
            <text:p>21.005859</text:p>
          </table:table-cell>
          <table:table-cell office:value-type="string">
            <text:p>Serbia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float" office:value="61.52401">
            <text:p>61.52401</text:p>
          </table:table-cell>
          <table:table-cell office:value-type="float" office:value="105.318756">
            <text:p>105.318756</text:p>
          </table:table-cell>
          <table:table-cell office:value-type="string">
            <text:p>Russia</text:p>
          </table:table-cell>
        </table:table-row>
        <table:table-row table:style-name="ro1">
          <table:table-cell office:value-type="string">
            <text:p>RW</text:p>
          </table:table-cell>
          <table:table-cell office:value-type="float" office:value="-1.940278">
            <text:p>-1.940278</text:p>
          </table:table-cell>
          <table:table-cell office:value-type="float" office:value="29.873888">
            <text:p>29.873888</text:p>
          </table:table-cell>
          <table:table-cell office:value-type="string">
            <text:p>Rwanda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float" office:value="23.885942">
            <text:p>23.885942</text:p>
          </table:table-cell>
          <table:table-cell office:value-type="float" office:value="45.079162">
            <text:p>45.079162</text:p>
          </table:table-cell>
          <table:table-cell office:value-type="string">
            <text:p>Saudi Arabia</text:p>
          </table:table-cell>
        </table:table-row>
        <table:table-row table:style-name="ro2">
          <table:table-cell office:value-type="string">
            <text:p>SB</text:p>
          </table:table-cell>
          <table:table-cell office:value-type="float" office:value="-9.64571">
            <text:p>-9.64571</text:p>
          </table:table-cell>
          <table:table-cell office:value-type="float" office:value="160.156194">
            <text:p>160.156194</text:p>
          </table:table-cell>
          <table:table-cell office:value-type="string">
            <text:p>Solomon Islands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float" office:value="-4.679574">
            <text:p>-4.679574</text:p>
          </table:table-cell>
          <table:table-cell office:value-type="float" office:value="55.491977">
            <text:p>55.491977</text:p>
          </table:table-cell>
          <table:table-cell office:value-type="string">
            <text:p>Seychelles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float" office:value="12.862807">
            <text:p>12.862807</text:p>
          </table:table-cell>
          <table:table-cell office:value-type="float" office:value="30.217636">
            <text:p>30.217636</text:p>
          </table:table-cell>
          <table:table-cell office:value-type="string">
            <text:p>Sudan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float" office:value="60.128161">
            <text:p>60.128161</text:p>
          </table:table-cell>
          <table:table-cell office:value-type="float" office:value="18.643501">
            <text:p>18.643501</text:p>
          </table:table-cell>
          <table:table-cell office:value-type="string">
            <text:p>Sweden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float" office:value="1.352083">
            <text:p>1.352083</text:p>
          </table:table-cell>
          <table:table-cell office:value-type="float" office:value="103.819836">
            <text:p>103.819836</text:p>
          </table:table-cell>
          <table:table-cell office:value-type="string">
            <text:p>Singapore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float" office:value="-24.143474">
            <text:p>-24.143474</text:p>
          </table:table-cell>
          <table:table-cell office:value-type="float" office:value="-10.030696">
            <text:p>-10.030696</text:p>
          </table:table-cell>
          <table:table-cell office:value-type="string">
            <text:p>Saint Helena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float" office:value="46.151241">
            <text:p>46.151241</text:p>
          </table:table-cell>
          <table:table-cell office:value-type="float" office:value="14.995463">
            <text:p>14.995463</text:p>
          </table:table-cell>
          <table:table-cell office:value-type="string">
            <text:p>Slovenia</text:p>
          </table:table-cell>
        </table:table-row>
        <table:table-row table:style-name="ro2">
          <table:table-cell office:value-type="string">
            <text:p>SJ</text:p>
          </table:table-cell>
          <table:table-cell office:value-type="float" office:value="77.553604">
            <text:p>77.553604</text:p>
          </table:table-cell>
          <table:table-cell office:value-type="float" office:value="23.670272">
            <text:p>23.670272</text:p>
          </table:table-cell>
          <table:table-cell office:value-type="string">
            <text:p>Svalbard and Jan Mayen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float" office:value="48.669026">
            <text:p>48.669026</text:p>
          </table:table-cell>
          <table:table-cell office:value-type="float" office:value="19.699024">
            <text:p>19.699024</text:p>
          </table:table-cell>
          <table:table-cell office:value-type="string">
            <text:p>Slovakia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float" office:value="8.460555">
            <text:p>8.460555</text:p>
          </table:table-cell>
          <table:table-cell office:value-type="float" office:value="-11.779889">
            <text:p>-11.779889</text:p>
          </table:table-cell>
          <table:table-cell office:value-type="string">
            <text:p>Sierra Leone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float" office:value="43.94236">
            <text:p>43.94236</text:p>
          </table:table-cell>
          <table:table-cell office:value-type="float" office:value="12.457777">
            <text:p>12.457777</text:p>
          </table:table-cell>
          <table:table-cell office:value-type="string">
            <text:p>San Marino</text:p>
          </table:table-cell>
        </table:table-row>
        <table:table-row table:style-name="ro1">
          <table:table-cell office:value-type="string">
            <text:p>SN</text:p>
          </table:table-cell>
          <table:table-cell office:value-type="float" office:value="14.497401">
            <text:p>14.497401</text:p>
          </table:table-cell>
          <table:table-cell office:value-type="float" office:value="-14.452362">
            <text:p>-14.452362</text:p>
          </table:table-cell>
          <table:table-cell office:value-type="string">
            <text:p>Senegal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float" office:value="5.152149">
            <text:p>5.152149</text:p>
          </table:table-cell>
          <table:table-cell office:value-type="float" office:value="46.199616">
            <text:p>46.199616</text:p>
          </table:table-cell>
          <table:table-cell office:value-type="string">
            <text:p>Somalia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float" office:value="3.919305">
            <text:p>3.919305</text:p>
          </table:table-cell>
          <table:table-cell office:value-type="float" office:value="-56.027783">
            <text:p>-56.027783</text:p>
          </table:table-cell>
          <table:table-cell office:value-type="string">
            <text:p>Suriname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0.18636">
            <text:p>0.18636</text:p>
          </table:table-cell>
          <table:table-cell office:value-type="float" office:value="6.613081">
            <text:p>6.613081</text:p>
          </table:table-cell>
          <table:table-cell office:value-type="string">
            <text:p>São Tomé and Príncipe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float" office:value="13.794185">
            <text:p>13.794185</text:p>
          </table:table-cell>
          <table:table-cell office:value-type="float" office:value="-88.89653">
            <text:p>-88.89653</text:p>
          </table:table-cell>
          <table:table-cell office:value-type="string">
            <text:p>El Salvador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float" office:value="34.802075">
            <text:p>34.802075</text:p>
          </table:table-cell>
          <table:table-cell office:value-type="float" office:value="38.996815">
            <text:p>38.996815</text:p>
          </table:table-cell>
          <table:table-cell office:value-type="string">
            <text:p>Syria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float" office:value="-26.522503">
            <text:p>-26.522503</text:p>
          </table:table-cell>
          <table:table-cell office:value-type="float" office:value="31.465866">
            <text:p>31.465866</text:p>
          </table:table-cell>
          <table:table-cell office:value-type="string">
            <text:p>Swaziland</text:p>
          </table:table-cell>
        </table:table-row>
        <table:table-row table:style-name="ro2">
          <table:table-cell office:value-type="string">
            <text:p>TC</text:p>
          </table:table-cell>
          <table:table-cell office:value-type="float" office:value="21.694025">
            <text:p>21.694025</text:p>
          </table:table-cell>
          <table:table-cell office:value-type="float" office:value="-71.797928">
            <text:p>-71.797928</text:p>
          </table:table-cell>
          <table:table-cell office:value-type="string">
            <text:p>Turks and Caicos Islands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float" office:value="15.454166">
            <text:p>15.454166</text:p>
          </table:table-cell>
          <table:table-cell office:value-type="float" office:value="18.732207">
            <text:p>18.732207</text:p>
          </table:table-cell>
          <table:table-cell office:value-type="string">
            <text:p>Chad</text:p>
          </table:table-cell>
        </table:table-row>
        <table:table-row table:style-name="ro3">
          <table:table-cell office:value-type="string">
            <text:p>TF</text:p>
          </table:table-cell>
          <table:table-cell office:value-type="float" office:value="-49.280366">
            <text:p>-49.280366</text:p>
          </table:table-cell>
          <table:table-cell office:value-type="float" office:value="69.348557">
            <text:p>69.348557</text:p>
          </table:table-cell>
          <table:table-cell office:value-type="string">
            <text:p>French Southern Territories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float" office:value="8.619543">
            <text:p>8.619543</text:p>
          </table:table-cell>
          <table:table-cell office:value-type="float" office:value="0.824782">
            <text:p>0.824782</text:p>
          </table:table-cell>
          <table:table-cell office:value-type="string">
            <text:p>Togo</text:p>
          </table:table-cell>
        </table:table-row>
        <table:table-row table:style-name="ro1">
          <table:table-cell office:value-type="string">
            <text:p>TH</text:p>
          </table:table-cell>
          <table:table-cell office:value-type="float" office:value="15.870032">
            <text:p>15.870032</text:p>
          </table:table-cell>
          <table:table-cell office:value-type="float" office:value="100.992541">
            <text:p>100.992541</text:p>
          </table:table-cell>
          <table:table-cell office:value-type="string">
            <text:p>Thailand</text:p>
          </table:table-cell>
        </table:table-row>
        <table:table-row table:style-name="ro1">
          <table:table-cell office:value-type="string">
            <text:p>TJ</text:p>
          </table:table-cell>
          <table:table-cell office:value-type="float" office:value="38.861034">
            <text:p>38.861034</text:p>
          </table:table-cell>
          <table:table-cell office:value-type="float" office:value="71.276093">
            <text:p>71.276093</text:p>
          </table:table-cell>
          <table:table-cell office:value-type="string">
            <text:p>Tajikistan</text:p>
          </table:table-cell>
        </table:table-row>
        <table:table-row table:style-name="ro1">
          <table:table-cell office:value-type="string">
            <text:p>TK</text:p>
          </table:table-cell>
          <table:table-cell office:value-type="float" office:value="-8.967363">
            <text:p>-8.967363</text:p>
          </table:table-cell>
          <table:table-cell office:value-type="float" office:value="-171.855881">
            <text:p>-171.855881</text:p>
          </table:table-cell>
          <table:table-cell office:value-type="string">
            <text:p>Tokelau</text:p>
          </table:table-cell>
        </table:table-row>
        <table:table-row table:style-name="ro1">
          <table:table-cell office:value-type="string">
            <text:p>TL</text:p>
          </table:table-cell>
          <table:table-cell office:value-type="float" office:value="-8.874217">
            <text:p>-8.874217</text:p>
          </table:table-cell>
          <table:table-cell office:value-type="float" office:value="125.727539">
            <text:p>125.727539</text:p>
          </table:table-cell>
          <table:table-cell office:value-type="string">
            <text:p>Timor-Leste</text:p>
          </table:table-cell>
        </table:table-row>
        <table:table-row table:style-name="ro1">
          <table:table-cell office:value-type="string">
            <text:p>TM</text:p>
          </table:table-cell>
          <table:table-cell office:value-type="float" office:value="38.969719">
            <text:p>38.969719</text:p>
          </table:table-cell>
          <table:table-cell office:value-type="float" office:value="59.556278">
            <text:p>59.556278</text:p>
          </table:table-cell>
          <table:table-cell office:value-type="string">
            <text:p>Turkmenistan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float" office:value="33.886917">
            <text:p>33.886917</text:p>
          </table:table-cell>
          <table:table-cell office:value-type="float" office:value="9.537499">
            <text:p>9.537499</text:p>
          </table:table-cell>
          <table:table-cell office:value-type="string">
            <text:p>Tunisia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float" office:value="-21.178986">
            <text:p>-21.178986</text:p>
          </table:table-cell>
          <table:table-cell office:value-type="float" office:value="-175.198242">
            <text:p>-175.198242</text:p>
          </table:table-cell>
          <table:table-cell office:value-type="string">
            <text:p>Tonga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float" office:value="38.963745">
            <text:p>38.963745</text:p>
          </table:table-cell>
          <table:table-cell office:value-type="float" office:value="35.243322">
            <text:p>35.243322</text:p>
          </table:table-cell>
          <table:table-cell office:value-type="string">
            <text:p>Turkey</text:p>
          </table:table-cell>
        </table:table-row>
        <table:table-row table:style-name="ro2">
          <table:table-cell office:value-type="string">
            <text:p>TT</text:p>
          </table:table-cell>
          <table:table-cell office:value-type="float" office:value="10.691803">
            <text:p>10.691803</text:p>
          </table:table-cell>
          <table:table-cell office:value-type="float" office:value="-61.222503">
            <text:p>-61.222503</text:p>
          </table:table-cell>
          <table:table-cell office:value-type="string">
            <text:p>Trinidad and Tobago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float" office:value="-7.109535">
            <text:p>-7.109535</text:p>
          </table:table-cell>
          <table:table-cell office:value-type="float" office:value="177.64933">
            <text:p>177.64933</text:p>
          </table:table-cell>
          <table:table-cell office:value-type="string">
            <text:p>Tuvalu</text:p>
          </table:table-cell>
        </table:table-row>
        <table:table-row table:style-name="ro1">
          <table:table-cell office:value-type="string">
            <text:p>TW</text:p>
          </table:table-cell>
          <table:table-cell office:value-type="float" office:value="23.69781">
            <text:p>23.69781</text:p>
          </table:table-cell>
          <table:table-cell office:value-type="float" office:value="120.960515">
            <text:p>120.960515</text:p>
          </table:table-cell>
          <table:table-cell office:value-type="string">
            <text:p>Taiwan</text:p>
          </table:table-cell>
        </table:table-row>
        <table:table-row table:style-name="ro1">
          <table:table-cell office:value-type="string">
            <text:p>TZ</text:p>
          </table:table-cell>
          <table:table-cell office:value-type="float" office:value="-6.369028">
            <text:p>-6.369028</text:p>
          </table:table-cell>
          <table:table-cell office:value-type="float" office:value="34.888822">
            <text:p>34.888822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string">
            <text:p>UA</text:p>
          </table:table-cell>
          <table:table-cell office:value-type="float" office:value="48.379433">
            <text:p>48.379433</text:p>
          </table:table-cell>
          <table:table-cell office:value-type="float" office:value="31.16558">
            <text:p>31.16558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float" office:value="1.373333">
            <text:p>1.373333</text:p>
          </table:table-cell>
          <table:table-cell office:value-type="float" office:value="32.290275">
            <text:p>32.290275</text:p>
          </table:table-cell>
          <table:table-cell office:value-type="string">
            <text:p>Uganda</text:p>
          </table:table-cell>
        </table:table-row>
        <table:table-row table:style-name="ro3">
          <table:table-cell office:value-type="string">
            <text:p>UM</text:p>
          </table:table-cell>
          <table:table-cell table:style-name="ce3" table:number-columns-repeated="2"/>
          <table:table-cell office:value-type="string">
            <text:p>U.S. Minor Outlying Islands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float" office:value="37.09024">
            <text:p>37.09024</text:p>
          </table:table-cell>
          <table:table-cell office:value-type="float" office:value="-95.712891">
            <text:p>-95.712891</text:p>
          </table:table-cell>
          <table:table-cell office:value-type="string">
            <text:p>United States</text:p>
          </table:table-cell>
        </table:table-row>
        <table:table-row table:style-name="ro1">
          <table:table-cell office:value-type="string">
            <text:p>UY</text:p>
          </table:table-cell>
          <table:table-cell office:value-type="float" office:value="-32.522779">
            <text:p>-32.522779</text:p>
          </table:table-cell>
          <table:table-cell office:value-type="float" office:value="-55.765835">
            <text:p>-55.765835</text:p>
          </table:table-cell>
          <table:table-cell office:value-type="string">
            <text:p>Uruguay</text:p>
          </table:table-cell>
        </table:table-row>
        <table:table-row table:style-name="ro1">
          <table:table-cell office:value-type="string">
            <text:p>UZ</text:p>
          </table:table-cell>
          <table:table-cell office:value-type="float" office:value="41.377491">
            <text:p>41.377491</text:p>
          </table:table-cell>
          <table:table-cell office:value-type="float" office:value="64.585262">
            <text:p>64.585262</text:p>
          </table:table-cell>
          <table:table-cell office:value-type="string">
            <text:p>Uzbekistan</text:p>
          </table:table-cell>
        </table:table-row>
        <table:table-row table:style-name="ro1">
          <table:table-cell office:value-type="string">
            <text:p>VA</text:p>
          </table:table-cell>
          <table:table-cell office:value-type="float" office:value="41.902916">
            <text:p>41.902916</text:p>
          </table:table-cell>
          <table:table-cell office:value-type="float" office:value="12.453389">
            <text:p>12.453389</text:p>
          </table:table-cell>
          <table:table-cell office:value-type="string">
            <text:p>Vatican City</text:p>
          </table:table-cell>
        </table:table-row>
        <table:table-row table:style-name="ro3">
          <table:table-cell office:value-type="string">
            <text:p>VC</text:p>
          </table:table-cell>
          <table:table-cell office:value-type="float" office:value="12.984305">
            <text:p>12.984305</text:p>
          </table:table-cell>
          <table:table-cell office:value-type="float" office:value="-61.287228">
            <text:p>-61.287228</text:p>
          </table:table-cell>
          <table:table-cell office:value-type="string">
            <text:p>Saint Vincent and the Grenadines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float" office:value="6.42375">
            <text:p>6.42375</text:p>
          </table:table-cell>
          <table:table-cell office:value-type="float" office:value="-66.58973">
            <text:p>-66.58973</text:p>
          </table:table-cell>
          <table:table-cell office:value-type="string">
            <text:p>Venezuela</text:p>
          </table:table-cell>
        </table:table-row>
        <table:table-row table:style-name="ro2">
          <table:table-cell office:value-type="string">
            <text:p>VG</text:p>
          </table:table-cell>
          <table:table-cell office:value-type="float" office:value="18.420695">
            <text:p>18.420695</text:p>
          </table:table-cell>
          <table:table-cell office:value-type="float" office:value="-64.639968">
            <text:p>-64.639968</text:p>
          </table:table-cell>
          <table:table-cell office:value-type="string">
            <text:p>British Virgin Islands</text:p>
          </table:table-cell>
        </table:table-row>
        <table:table-row table:style-name="ro2">
          <table:table-cell office:value-type="string">
            <text:p>VI</text:p>
          </table:table-cell>
          <table:table-cell office:value-type="float" office:value="18.335765">
            <text:p>18.335765</text:p>
          </table:table-cell>
          <table:table-cell office:value-type="float" office:value="-64.896335">
            <text:p>-64.896335</text:p>
          </table:table-cell>
          <table:table-cell office:value-type="string">
            <text:p>U.S. Virgin Islands</text:p>
          </table:table-cell>
        </table:table-row>
        <table:table-row table:style-name="ro1">
          <table:table-cell office:value-type="string">
            <text:p>VN</text:p>
          </table:table-cell>
          <table:table-cell office:value-type="float" office:value="14.058324">
            <text:p>14.058324</text:p>
          </table:table-cell>
          <table:table-cell office:value-type="float" office:value="108.277199">
            <text:p>108.277199</text:p>
          </table:table-cell>
          <table:table-cell office:value-type="string">
            <text:p>Vietnam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float" office:value="-15.376706">
            <text:p>-15.376706</text:p>
          </table:table-cell>
          <table:table-cell office:value-type="float" office:value="166.959158">
            <text:p>166.959158</text:p>
          </table:table-cell>
          <table:table-cell office:value-type="string">
            <text:p>Vanuatu</text:p>
          </table:table-cell>
        </table:table-row>
        <table:table-row table:style-name="ro2">
          <table:table-cell office:value-type="string">
            <text:p>WF</text:p>
          </table:table-cell>
          <table:table-cell office:value-type="float" office:value="-13.768752">
            <text:p>-13.768752</text:p>
          </table:table-cell>
          <table:table-cell office:value-type="float" office:value="-177.156097">
            <text:p>-177.156097</text:p>
          </table:table-cell>
          <table:table-cell office:value-type="string">
            <text:p>Wallis and Futuna</text:p>
          </table:table-cell>
        </table:table-row>
        <table:table-row table:style-name="ro1">
          <table:table-cell office:value-type="string">
            <text:p>WS</text:p>
          </table:table-cell>
          <table:table-cell office:value-type="float" office:value="-13.759029">
            <text:p>-13.759029</text:p>
          </table:table-cell>
          <table:table-cell office:value-type="float" office:value="-172.104629">
            <text:p>-172.104629</text:p>
          </table:table-cell>
          <table:table-cell office:value-type="string">
            <text:p>Samoa</text:p>
          </table:table-cell>
        </table:table-row>
        <table:table-row table:style-name="ro1">
          <table:table-cell office:value-type="string">
            <text:p>XK</text:p>
          </table:table-cell>
          <table:table-cell office:value-type="float" office:value="42.602636">
            <text:p>42.602636</text:p>
          </table:table-cell>
          <table:table-cell office:value-type="float" office:value="20.902977">
            <text:p>20.902977</text:p>
          </table:table-cell>
          <table:table-cell office:value-type="string">
            <text:p>Kosovo</text:p>
          </table:table-cell>
        </table:table-row>
        <table:table-row table:style-name="ro1">
          <table:table-cell office:value-type="string">
            <text:p>YE</text:p>
          </table:table-cell>
          <table:table-cell office:value-type="float" office:value="15.552727">
            <text:p>15.552727</text:p>
          </table:table-cell>
          <table:table-cell office:value-type="float" office:value="48.516388">
            <text:p>48.516388</text:p>
          </table:table-cell>
          <table:table-cell office:value-type="string">
            <text:p>Yemen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float" office:value="-12.8275">
            <text:p>-12.8275</text:p>
          </table:table-cell>
          <table:table-cell office:value-type="float" office:value="45.166244">
            <text:p>45.166244</text:p>
          </table:table-cell>
          <table:table-cell office:value-type="string">
            <text:p>Mayotte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float" office:value="-30.559482">
            <text:p>-30.559482</text:p>
          </table:table-cell>
          <table:table-cell office:value-type="float" office:value="22.937506">
            <text:p>22.937506</text:p>
          </table:table-cell>
          <table:table-cell office:value-type="string">
            <text:p>South Africa</text:p>
          </table:table-cell>
        </table:table-row>
        <table:table-row table:style-name="ro1">
          <table:table-cell office:value-type="string">
            <text:p>ZM</text:p>
          </table:table-cell>
          <table:table-cell office:value-type="float" office:value="-13.133897">
            <text:p>-13.133897</text:p>
          </table:table-cell>
          <table:table-cell office:value-type="float" office:value="27.849332">
            <text:p>27.849332</text:p>
          </table:table-cell>
          <table:table-cell office:value-type="string">
            <text:p>Zambia</text:p>
          </table:table-cell>
        </table:table-row>
        <table:table-row table:style-name="ro1">
          <table:table-cell office:value-type="string">
            <text:p>ZW</text:p>
          </table:table-cell>
          <table:table-cell office:value-type="float" office:value="-19.015438">
            <text:p>-19.015438</text:p>
          </table:table-cell>
          <table:table-cell office:value-type="float" office:value="29.154857">
            <text:p>29.154857</text:p>
          </table:table-cell>
          <table:table-cell office:value-type="string">
            <text:p>Zimbabw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30">04/30/2024</text:date>, <text:time>02:5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30T02:57:31</meta:creation-date>
    <dc:date>2024-04-30T02:58:06</dc:date>
    <meta:editing-duration>PT37S</meta:editing-duration>
    <meta:editing-cycles>1</meta:editing-cycles>
    <meta:document-statistic meta:table-count="3" meta:cell-count="982" meta:object-count="0"/>
    <meta:generator>OpenOffice/4.1.13$Unix OpenOffice.org_project/4113m1$Build-9810</meta:generator>
    <meta:user-defined meta:name=""/>
  </office:meta>
</office:document-meta>
</file>